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" style:family="paragraph">
      <style:paragraph-properties fo:line-height="90%" fo:text-align="left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5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6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7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8" style:family="graphic">
      <style:graphic-properties draw:auto-grow-width="false" draw:auto-grow-height="false"/>
    </style:style>
    <style:style style:name="pr9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10"/>
    <style:style style:name="P10" style:family="paragraph">
      <style:paragraph-properties fo:line-height="90%" fo:text-align="left" fo:margin-right="0cm" fo:margin-bottom="0cm"/>
    </style:style>
    <style:style style:name="T11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4"/>
    <style:style style:name="P14" style:family="paragraph">
      <style:paragraph-properties fo:line-height="90%" fo:text-align="left" fo:margin-right="0cm" fo:margin-bottom="0cm"/>
    </style:style>
    <style:style style:name="T1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1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text:list-style style:name="L21"/>
    <style:style style:name="P21" style:family="paragraph">
      <style:paragraph-properties fo:line-height="90%" fo:text-align="left" fo:margin-right="0cm" fo:margin-bottom="0cm"/>
    </style:style>
    <style:style style:name="T2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4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25"/>
    <style:style style:name="P25" style:family="paragraph">
      <style:paragraph-properties fo:line-height="90%" fo:text-align="left" fo:margin-right="0cm" fo:margin-bottom="0cm"/>
    </style:style>
    <style:style style:name="T2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  <style:style style:name="T2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 fo:font-weight="bol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>
            <text:p text:style-name="P3"><text:span text:style-name="T4">NOTE: There is no way to use images inside a </text:span><text:span text:style-name="T5">foreach</text:span><text:span text:style-name="T6"> tag in PowerPoint.</text:span><text:span text:style-name="T7"/></text:p>
          </draw:text-box>
        </draw:frame>
        <draw:frame draw:style-name="gr8" presentation:style-name="pr9" svg:x="2.32910725270669cm" svg:y="5.07285286970965cm" svg:width="29.2196001476378cm" svg:height="12.091019777313cm" presentation:class="outline" presentation:placeholder="true">
          <draw:text-box>
            <text:list text:style-name="L25">
              <text:list-item>
                <text:p text:style-name="P10"><text:span text:style-name="T11">Customer: </text:span><text:span text:style-name="T12">Usman Aziz</text:span><text:span text:style-name="T13"/></text:p>
              </text:list-item>
              <text:list-item>
                <text:p text:style-name="P14"><text:span text:style-name="T15">Products: </text:span><text:span text:style-name="T16">Lenovo G50</text:span><text:span text:style-name="T17">, </text:span><text:span text:style-name="T18">Pavilion G6</text:span><text:span text:style-name="T19">, </text:span><text:span text:style-name="T20">Nexus 5</text:span></text:p>
              </text:list-item>
              <text:list-item>
                <text:p text:style-name="P21"><text:span text:style-name="T22">Customer: </text:span><text:span text:style-name="T23">Atir Tahir</text:span><text:span text:style-name="T24"/></text:p>
              </text:list-item>
              <text:list-item>
                <text:p text:style-name="P25"><text:span text:style-name="T26">Products: </text:span><text:span text:style-name="T27">Lenovo 12</text:span><text:span text:style-name="T28">, </text:span><text:span text:style-name="T29">www 5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drawing-page-properties draw:fill="solid" draw:fill-color="#ffffff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right="0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right="0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right="0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right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right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textarea-vertical-align="top"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-0.352896560308501cm" text:min-label-width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right="0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39">
      <text:list-level-style-bullet text:level="1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39" style:family="paragraph">
      <style:paragraph-properties fo:line-height="90%" fo:text-align="left" fo:margin-right="0cm" fo:margin-bottom="0cm"/>
    </style:style>
    <style:style style:name="T40" style:family="text">
      <style:text-properties fo:color="#000000" style:text-outline="false" style:text-line-through-style="none" fo:font-family="'Calibri'" style:font-family-asian="'Arial'" style:font-family-complex="'Arial'" fo:font-size="23.9997596740723pt" style:font-relief="none"/>
    </style:style>
    <text:list-style style:name="L41">
      <text:list-level-style-bullet text:level="2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1" style:family="paragraph">
      <style:paragraph-properties fo:line-height="90%" fo:text-align="left" fo:margin-right="0cm" fo:margin-bottom="0cm"/>
    </style:style>
    <style:style style:name="T42" style:family="text">
      <style:text-properties fo:color="#000000" style:text-outline="false" style:text-line-through-style="none" fo:font-family="'Calibri'" style:font-family-asian="'Arial'" style:font-family-complex="'Arial'" fo:font-size="20.0001602172852pt" style:font-relief="none"/>
    </style:style>
    <text:list-style style:name="L43">
      <text:list-level-style-bullet text:level="3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3" style:family="paragraph">
      <style:paragraph-properties fo:line-height="90%" fo:text-align="left" fo:margin-right="0cm" fo:margin-bottom="0cm"/>
    </style:style>
    <style:style style:name="T44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text:list-style style:name="L45">
      <text:list-level-style-bullet text:level="4" text:bullet-char="•">
        <style:list-level-properties text:space-before="-0.176435563695712cm" text:min-label-width="0.635208701787032cm"/>
        <style:text-properties fo:font-family="'Arial'" fo:font-size="100%"/>
      </text:list-level-style-bullet>
    </text:list-style>
    <style:style style:name="P45" style:family="paragraph">
      <style:paragraph-properties fo:line-height="90%" fo:text-align="left" fo:margin-right="0cm" fo:margin-bottom="0cm"/>
    </style:style>
    <style:style style:name="T46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T47" style:family="text">
      <style:text-properties fo:color="#000000" style:text-outline="false" style:text-line-through-style="none" fo:font-family="'Calibri'" style:font-family-asian="'Arial'" style:font-family-complex="'Arial'" fo:font-size="18pt" style:font-relief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  <text:list text:style-name="L39">
                <text:list-item>
                  <text:p text:style-name="P39"><text:span text:style-name="T40">Second level</text:span></text:p>
                  <text:list text:style-name="L41">
                    <text:list-item/>
                    <text:list-item>
                      <text:list text:style-name="L41">
                        <text:list-item>
                          <text:p text:style-name="P41"><text:span text:style-name="T42">Third level</text:span></text:p>
                        </text:list-item>
                      </text:list>
                      <text:list text:style-name="L43">
                        <text:list-item/>
                        <text:list-item>
                          <text:list text:style-name="L43">
                            <text:list-item/>
                            <text:list-item>
                              <text:list text:style-name="L43">
                                <text:list-item>
                                  <text:p text:style-name="P43"><text:span text:style-name="T44">Fourth level</text:span></text:p>
                                </text:list-item>
                              </text:list>
                            </text:list-item>
                          </text:list>
                          <text:list text:style-name="L45">
                            <text:list-item/>
                            <text:list-item>
                              <text:list text:style-name="L45">
                                <text:list-item/>
                                <text:list-item>
                                  <text:list text:style-name="L45">
                                    <text:list-item/>
                                    <text:list-item>
                                      <text:list text:style-name="L45">
                                        <text:list-item>
                                          <text:p text:style-name="P45"><text:span text:style-name="T46">Fifth level</text:span><text:span text:style-name="T4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8" presentation:style-name="pr49" svg:x="2.3291069835753cm" svg:y="17.6623346764272cm" svg:width="7.62250469057579cm" svg:height="1.01458076056533cm" presentation:class="date-time" presentation:placeholder="true">
        <draw:text-box/>
      </draw:frame>
      <draw:frame draw:style-name="gr50" presentation:style-name="pr51" svg:x="11.2220289431594cm" svg:y="17.6623346764272cm" svg:width="11.4337567667323cm" svg:height="1.01458076056533cm" presentation:class="footer" presentation:placeholder="true">
        <draw:text-box/>
      </draw:frame>
      <draw:frame draw:style-name="gr52" presentation:style-name="pr53" svg:x="23.9262032480315cm" svg:y="17.6623346764272cm" svg:width="7.62250469057579cm" svg:height="1.01458076056533cm" presentation:class="page-number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NOTE: There is no way to use images inside a foreach tag in PowerPoint.</dc:title>
    <meta:initial-creator>Иван</meta:initial-creator>
    <dc:creator>USMAN</dc:creator>
    <meta:creation-date>2015-10-26T13:40:52.0000000Z</meta:creation-date>
    <dc:date>2015-12-14T06:25:18.0000000Z</dc:date>
    <meta:print-date>2016-02-04T12:30:11.9926869+05:00</meta:print-date>
    <meta:editing-cycles>4</meta:editing-cycles>
    <meta:editing-duration>PT0H2M3S</meta:editing-duration>
  </office:meta>
</office:document-meta>
</file>